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Consolas, 'Andale Mono', 'DejaVu Sans Mono', monospace"/>
    <style:font-face style:name="Open Sans" svg:font-family="'Open Sans'"/>
    <style:font-face style:name="arial" svg:font-family="aria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a3a3a" style:font-name="Open Sans" fo:font-size="11.25pt" fo:letter-spacing="normal" fo:font-style="normal" fo:font-weight="normal" loext:padding="0in" loext:border="none"/>
    </style:style>
    <style:style style:name="P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a3a3a" style:font-name="Open Sans" fo:font-size="11.25pt" fo:letter-spacing="normal" fo:font-style="normal" fo:font-weight="normal" loext:padding="0in" loext:border="none"/>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4"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ce181e" style:font-name="Open Sans" fo:font-size="24pt" fo:letter-spacing="normal" fo:font-style="normal" fo:font-weight="normal" style:font-size-asian="24pt" style:font-size-complex="24pt" loext:padding="0in" loext:border="none"/>
    </style:style>
    <style:style style:name="P5" style:family="paragraph" style:parent-style-name="Heading_20_3">
      <style:paragraph-properties fo:margin-left="0in" fo:margin-right="0in" fo:margin-top="0in" fo:margin-bottom="0in" loext:contextual-spacing="false" fo:orphans="2" fo:widows="2" fo:text-indent="0in" style:auto-text-indent="false" fo:padding="0in" fo:border="none"/>
    </style:style>
    <style:style style:name="P6" style:family="paragraph" style:parent-style-name="Heading_20_1">
      <style:paragraph-properties fo:margin-left="0in" fo:margin-right="0in" fo:margin-top="0in" fo:margin-bottom="0in" loext:contextual-spacing="false" fo:text-indent="0in" style:auto-text-indent="false" fo:padding="0in" fo:border="none"/>
      <style:text-properties style:font-name="Open Sans" fo:font-size="30pt" fo:font-weight="normal"/>
    </style:style>
    <style:style style:name="P7" style:family="paragraph" style:parent-style-name="Preformatted_20_Text">
      <loext:graphic-properties draw:fill="solid" draw:fill-color="#f0f0f0" draw:opacity="100%"/>
      <style:paragraph-properties fo:margin-left="0in" fo:margin-right="0in" fo:margin-top="0in" fo:margin-bottom="0in" loext:contextual-spacing="false" style:line-height-at-least="0.2083in" fo:text-align="start" style:justify-single-word="false" fo:orphans="2" fo:widows="2" fo:text-indent="0in" style:auto-text-indent="false" fo:background-color="#f0f0f0" fo:padding="0.0193in" fo:border="0.06pt dashed #cccccc"/>
    </style:style>
    <style:style style:name="P8" style:family="paragraph" style:parent-style-name="Text_20_body">
      <style:paragraph-properties fo:margin-left="0in" fo:margin-right="0in" fo:line-height="150%" fo:text-indent="0in" style:auto-text-indent="false"/>
    </style:style>
    <style:style style:name="P9" style:family="paragraph" style:parent-style-name="Preformatted_20_Text">
      <loext:graphic-properties draw:fill="solid" draw:fill-color="#f0f0f0" draw:opacity="100%"/>
      <style:paragraph-properties fo:margin-top="0in" fo:margin-bottom="0in" loext:contextual-spacing="false" style:line-height-at-least="0.2083in" fo:text-align="start" style:justify-single-word="false" fo:orphans="2" fo:widows="2" fo:background-color="#f0f0f0" fo:padding="0.0193in" fo:border="0.06pt dashed #cccccc"/>
    </style:style>
    <style:style style:name="P10"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3a3a3a" style:font-name="Open Sans" fo:font-size="11.25pt" fo:letter-spacing="normal" fo:font-style="normal" fo:font-weight="normal" loext:padding="0in" loext:border="none"/>
    </style:style>
    <style:style style:name="P11" style:family="paragraph" style:parent-style-name="Text_20_body">
      <style:paragraph-properties fo:margin-top="0in" fo:margin-bottom="0in" loext:contextual-spacing="false"/>
    </style:style>
    <style:style style:name="P12" style:family="paragraph" style:parent-style-name="Preformatted_20_Text">
      <style:text-properties fo:font-variant="normal" fo:text-transform="none" fo:color="#002aff" style:text-line-through-style="none" style:text-line-through-type="none" style:font-name="Open Sans" fo:font-size="11.25pt" fo:letter-spacing="normal" fo:font-style="normal" style:text-underline-style="none" fo:font-weight="normal" style:text-blinking="false" fo:background-color="transparent" loext:padding="0in" loext:border="none"/>
    </style:style>
    <style:style style:name="P13" style:family="paragraph" style:parent-style-name="Preformatted_20_Text">
      <style:paragraph-properties fo:margin-top="0in" fo:margin-bottom="0.1965in" loext:contextual-spacing="false"/>
    </style:style>
    <style:style style:name="T1" style:family="text">
      <style:text-properties fo:color="#595959" style:text-line-through-style="none" style:text-line-through-type="none" fo:font-size="9pt" style:text-underline-style="none" style:text-blinking="false" fo:background-color="transparent" loext:char-shading-value="0" loext:padding="0in" loext:border="none"/>
    </style:style>
    <style:style style:name="T2" style:family="text">
      <style:text-properties fo:color="#595959" fo:font-size="9pt" loext:padding="0in" loext:border="none"/>
    </style:style>
    <style:style style:name="T3" style:family="text">
      <style:text-properties fo:color="#595959" loext:padding="0in" loext:border="none"/>
    </style:style>
    <style:style style:name="T4" style:family="text">
      <style:text-properties fo:font-variant="normal" fo:text-transform="none" fo:color="#3a3a3a" style:font-name="Open Sans" fo:font-size="11.25pt" fo:letter-spacing="normal" fo:font-style="normal" fo:font-weight="normal" loext:padding="0in" loext:border="none"/>
    </style:style>
    <style:style style:name="T5" style:family="text">
      <style:text-properties fo:font-variant="normal" fo:text-transform="none" fo:color="#002aff" style:text-line-through-style="none" style:text-line-through-type="none" style:font-name="Open Sans" fo:font-size="11.25pt" fo:letter-spacing="normal" fo:font-style="normal" style:text-underline-style="none" fo:font-weight="normal" style:text-blinking="false" fo:background-color="transparent" loext:char-shading-value="0" loext:padding="0in" loext:border="none"/>
    </style:style>
    <style:style style:name="T6" style:family="text">
      <style:text-properties fo:font-variant="normal" fo:text-transform="none" fo:color="#000000" style:font-name="Monaco" fo:font-size="11.25pt" fo:letter-spacing="normal" fo:font-style="normal" fo:font-weight="normal" loext:padding="0in" loext:border="none"/>
    </style:style>
    <style:style style:name="T7" style:family="text">
      <style:text-properties fo:font-variant="normal" fo:text-transform="none" fo:color="#000000" fo:letter-spacing="normal" loext:padding="0in" loext:border="none"/>
    </style:style>
    <style:style style:name="T8" style:family="text">
      <style:text-properties fo:font-size="15pt" style:font-size-asian="13.1000003814697pt" style:font-size-complex="15pt"/>
    </style:style>
    <style:style style:name="T9" style:family="text">
      <style:text-properties fo:font-size="24pt" style:font-size-asian="24pt" style:font-size-complex="24pt"/>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Installation von InfluxDB, <text:s/>auf dem Raspberry Pi 3</text:h>
      <text:p text:style-name="P8"><text:span text:style-name="T3"> </text:span><text:span text:style-name="T2">von </text:span><text:a xlink:type="simple" xlink:href="https://www.bjoerns-techblog.de/author/bjoern-amann/" text:style-name="Internet_20_link" text:visited-style-name="Visited_20_Internet_20_Link"><text:span text:style-name="T1">Björn</text:span></text:a></text:p>
      <text:p text:style-name="P3"><text:span text:style-name="T4">Im Internet bin ich über folgendes schöne </text:span><text:a xlink:type="simple" xlink:href="https://grafana.com/dashboards/1486" text:style-name="Internet_20_link" text:visited-style-name="Visited_20_Internet_20_Link"><text:span text:style-name="T5">Grafana Dashboard</text:span></text:a><text:span text:style-name="T4"> gestolpert und wollte es natürlich gleich selbst ausprobieren.</text:span></text:p>
      <text:p text:style-name="P2">Ich werde hier also beschreiben wie ich</text:p>
      <text:list xml:id="list2213373986" text:style-name="L1">
        <text:list-item>
          <text:p text:style-name="P10">InfluxDB, als Datenbank</text:p>
        </text:list-item>
        <text:list-item>
          <text:p text:style-name="P10">Telegraf als Collector</text:p>
        </text:list-item>
        <text:list-item>
          <text:p text:style-name="P10">Grafana als Visualisierung</text:p>
        </text:list-item>
      </text:list>
      <text:p text:style-name="P1">installiert habe.</text:p>
      <text:h text:style-name="P4" text:outline-level="3">1. InfluxDB installieren</text:h>
      <text:p text:style-name="P3"><text:span text:style-name="T4">Die Daten werden alle in der InfluxDB gesammelt. Die aktuelle Version findet ihr </text:span><text:a xlink:type="simple" xlink:href="https://github.com/influxdata/influxdb/releases" text:style-name="Internet_20_link" text:visited-style-name="Visited_20_Internet_20_Link"><text:span text:style-name="T5">hier</text:span></text:a><text:span text:style-name="T4">.</text:span></text:p>
      <text:p text:style-name="P7"><text:span text:style-name="Source_20_Text"><text:span text:style-name="T7"><text:s/></text:span></text:span><text:span text:style-name="Source_20_Text"><text:span text:style-name="T6">wget https://dl.influxdata.com/influxdb/releases/influxdb_1.5.1_armhf.deb <text:s/></text:span></text:span></text:p>
      <text:p text:style-name="P9"><text:span text:style-name="Source_20_Text"><text:span text:style-name="T7"><text:s/></text:span></text:span><text:span text:style-name="Source_20_Text"><text:span text:style-name="T6">sudo dpkg -i influxdb_1.5.1_armhf.deb <text:s/></text:span></text:span></text:p>
      <text:p text:style-name="P9"><text:span text:style-name="Source_20_Text"><text:span text:style-name="T7"><text:s/></text:span></text:span><text:span text:style-name="Source_20_Text"><text:span text:style-name="T6">sudo systemctl enable influxdb <text:s/></text:span></text:span></text:p>
      <text:p text:style-name="P9"><text:span text:style-name="Source_20_Text"><text:span text:style-name="T7"><text:s/></text:span></text:span><text:span text:style-name="Source_20_Text"><text:span text:style-name="T6">sudo systemctl start influxdb <text:s/></text:span></text:span></text:p>
      <text:p text:style-name="P2">Damit installiert ihr InfluxDB in der Version 1.2.2, aktiviert den automatischen start und startet die Datenbank.</text:p>
      <text:p text:style-name="P7"><text:span text:style-name="Source_20_Text"><text:span text:style-name="T7"><text:s/></text:span></text:span><text:span text:style-name="Source_20_Text"><text:span text:style-name="T6">pi@raspberrypi:/etc/telegraf $ influx <text:s/></text:span></text:span></text:p>
      <text:p text:style-name="P9"><text:span text:style-name="Source_20_Text"><text:span text:style-name="T7"><text:s/></text:span></text:span><text:span text:style-name="Source_20_Text"><text:span text:style-name="T6">Connected to http://localhost:8086 version 1.2.2 <text:s/></text:span></text:span></text:p>
      <text:p text:style-name="P9"><text:span text:style-name="Source_20_Text"><text:span text:style-name="T7"><text:s/></text:span></text:span><text:span text:style-name="Source_20_Text"><text:span text:style-name="T6">InfluxDB shell version: 1.2.2 <text:s/></text:span></text:span></text:p>
      <text:p text:style-name="P9"><text:span text:style-name="Source_20_Text"><text:span text:style-name="T7"><text:s/></text:span></text:span><text:span text:style-name="Source_20_Text"><text:span text:style-name="T6">&gt; CREATE USER admin WITH PASSWORD '&lt;password&gt;' WITH ALL PRIVILEGES <text:s/></text:span></text:span></text:p>
      <text:p text:style-name="P9"><text:span text:style-name="Source_20_Text"><text:span text:style-name="T7"><text:s/></text:span></text:span><text:span text:style-name="Source_20_Text"><text:span text:style-name="T6">&gt; CREAT DATABASE telegraf <text:s/></text:span></text:span></text:p>
      <text:p text:style-name="P9"><text:span text:style-name="Source_20_Text"><text:span text:style-name="T7"><text:s/></text:span></text:span><text:span text:style-name="Source_20_Text"><text:span text:style-name="T6">&gt; exit <text:s/></text:span></text:span></text:p>
      <text:p text:style-name="P2">Damit legen wir einen User admin an und erzeigen die später verwendete Datenbank.</text:p>
      <text:p text:style-name="P7"><text:span text:style-name="Source_20_Text"><text:span text:style-name="T7"><text:s/></text:span></text:span><text:span text:style-name="Source_20_Text"><text:span text:style-name="T6">sudo vi /etc/influxdb/influxdb.conf <text:s/></text:span></text:span></text:p>
      <text:p text:style-name="P9"><text:span text:style-name="Source_20_Text"><text:span text:style-name="T7"><text:s/></text:span></text:span><text:span text:style-name="Source_20_Text"><text:span text:style-name="T6">[http] <text:s text:c="2"/></text:span></text:span></text:p>
      <text:p text:style-name="P9"><text:span text:style-name="Source_20_Text"><text:span text:style-name="T7"><text:s text:c="2"/></text:span></text:span><text:span text:style-name="Source_20_Text"><text:span text:style-name="T6">enabled = true <text:s text:c="2"/></text:span></text:span></text:p>
      <text:p text:style-name="P9"><text:span text:style-name="Source_20_Text"><text:span text:style-name="T7"><text:s text:c="2"/></text:span></text:span><text:span text:style-name="Source_20_Text"><text:span text:style-name="T6">bind-address = ":8086" <text:s text:c="2"/></text:span></text:span></text:p>
      <text:p text:style-name="P9"><text:span text:style-name="Source_20_Text"><text:span text:style-name="T7"><text:s text:c="2"/></text:span></text:span><text:span text:style-name="Source_20_Text"><text:span text:style-name="T6">auth-enabled = true <text:s/></text:span></text:span></text:p>
      <text:p text:style-name="P2">Durch diese Anpassung in der influxdb.conf, aktivieren wir die Authentifizierung. Diese drei Parameter unter [http] sollten überprüft und entsprechend angepasst werden.</text:p>
      <text:p text:style-name="P7"><text:span text:style-name="Source_20_Text"><text:span text:style-name="T7"><text:s/></text:span></text:span><text:span text:style-name="Source_20_Text"><text:span text:style-name="T6">sudo systemctl restart influxdb</text:span></text:span></text:p>
      <text:p text:style-name="P9"><text:span text:style-name="Source_20_Text"><text:span text:style-name="T7"><text:s/></text:span></text:span><text:span text:style-name="Source_20_Text"><text:span text:style-name="T6">influx -username admin -password password <text:s/></text:span></text:span></text:p>
      <text:p text:style-name="P2">Nach einem Neustart des Services, ist der Zugang nur noch mittels Username und Passwort möglich.</text:p>
      <text:h text:style-name="P5" text:outline-level="3"/>
      <text:p text:style-name="Preformatted_20_Text"/>
      <text:p text:style-name="Preformatted_20_Text"/>
      <text:p text:style-name="Preformatted_20_Text"/>
      <text:p text:style-name="Preformatted_20_Text"/>
      <text:p text:style-name="Preformatted_20_Text"><text:soft-page-break/></text:p>
      <text:h text:style-name="Heading_20_1" text:outline-level="1">Erste Schritte mit <text:span text:style-name="T9">Python</text:span> und InfluxDB </text:h>
      <text:p text:style-name="P11">Von <text:a xlink:type="simple" xlink:href="https://www.influxdata.com/blog/author/noah-crowley/" text:style-name="Internet_20_link" text:visited-style-name="Visited_20_Internet_20_Link">Noah Crowley </text:a>/ 30. März, 2018 / <text:a xlink:type="simple" xlink:href="https://www.influxdata.com/blog/category/community/" text:style-name="Internet_20_link" text:visited-style-name="Visited_20_Internet_20_Link">Community </text:a>, <text:a xlink:type="simple" xlink:href="https://www.influxdata.com/blog/category/tech/" text:style-name="Internet_20_link" text:visited-style-name="Visited_20_Internet_20_Link">Entwickler </text:a>, <text:a xlink:type="simple" xlink:href="https://www.influxdata.com/blog/category/tech/influxdata/" text:style-name="Internet_20_link" text:visited-style-name="Visited_20_Internet_20_Link">InfluxData </text:a>, <text:a xlink:type="simple" xlink:href="https://www.influxdata.com/blog/category/tech/influxdb/" text:style-name="Internet_20_link" text:visited-style-name="Visited_20_Internet_20_Link">InfluxDB </text:a>/ <text:a xlink:type="simple" xlink:href="https://www.influxdata.com/blog/getting-started-python-influxdb/#comments" text:style-name="Internet_20_link" text:visited-style-name="Visited_20_Internet_20_Link">13 Kommentare </text:a></text:p>
      <text:p text:style-name="Text_20_body">10 Minuten </text:p>
      <text:p text:style-name="Text_20_body"><text:span text:style-name="Emphasis">Eine </text:span><text:a xlink:type="simple" xlink:href="https://www.influxdata.com/blog/getting-started-with-python-and-influxdb-v2-0/" text:style-name="Internet_20_link" text:visited-style-name="Visited_20_Internet_20_Link"><text:span text:style-name="Emphasis">aktualisierte version dieses blog-post </text:span></text:a><text:span text:style-name="Emphasis">ist verfügbar für diejenigen, die mit InfluxDB 2.0. </text:span></text:p>
      <text:p text:style-name="Text_20_body">Wenn Sie schauen, um zu überwachen Ihre Infrastruktur oder Anwendungen von Drittanbietern, dann Telegraf ' s built-in plugins sind eine großartige option, ob Sie sich bei der Systemressourcen wie Festplatten-und Netzwerk-Auslastung oder die Leistung Ihrer MySQL-Datenbank. </text:p>
      <text:p text:style-name="Text_20_body">Was ist, wenn Sie eine Anwendung erstellen, obwohl, wo Sie wollen, um Speicher Benutzer Daten in einem <text:a xlink:type="simple" xlink:href="https://www.influxdata.com/time-series-database/" text:style-name="Internet_20_link" text:visited-style-name="Visited_20_Internet_20_Link">Zeitreihen-Datenbank </text:a>? Vielleicht ist es ein IoT-oder smart home-Anwendung, und jeder Benutzer benötigt Zugriff auf Lesungen von, sagen wir, Ihre intelligente Zahnbürste. Sie wollen zu speichern Sie die Zeit und Dauer der einzelnen Bürsten, senden Alarme zu erinnern Sie die Kinder zu Pinsel Ihre Zähne, und verfolgen Dinge wie Batterie Gesundheit und wie lange die aktuelle Pinsel Kopf war im Einsatz. </text:p>
      <text:p text:style-name="Text_20_body">Sammeln Sie benutzerdefinierte Daten, ob für einen Benutzer-orientierte Anwendung oder für eine Infrastruktur Voraussetzung, dass Telegraf plugins nicht schon decken, ist wahrscheinlich zu verlangen, dass Sie neuen code schreiben. </text:p>
      <text:p text:style-name="Text_20_body">Für die smart-Zahnbürste Beispiel, haben Sie vielleicht eine Basisstation, die ausgeführt wird, embedded Linux und kommuniziert mit der Zahnbürste mit Bluetooth. Sie habe bereits oben geschrieben code, hört für die eingehenden Daten, und es scheint gut zu funktionieren; jetzt müssen Sie es in InfluxDB. </text:p>
      <text:p text:style-name="Text_20_body">Eine Methode ist das ausführen von Telegraf neben Ihrer Anwendung, und senden Sie Ihre Daten über eine Unix -, UDP-oder TCP-socket, Vermietung Telegraf Griff die Verbindung zur InfluxDB und Dosierungs-und das schreiben der Punkte. </text:p>
      <text:p text:style-name="Text_20_body">Das ist großartig, wenn alles, was Sie brauchen, um Daten zu sammeln, aber wenn Sie brauchen, um Abfragen und abrufen, die Daten für Ihre Benutzer, die Sie wahrscheinlich wollen, zu nehmen Vorteil von einer der InfluxDB-Bibliotheken in verschiedenen Sprachen verfügbar zu Griff die Interaktion mit InfluxDB innerhalb der Anwendung selbst. </text:p>
      <text:p text:style-name="Text_20_body">Es gibt eine Reihe von Sprachen gibt, die bereits InfluxDB Bibliotheken, die viele von Ihnen in der Trägerschaft der Gemeinde. Wir nehmen einen genaueren Blick auf die Verwendung der <text:a xlink:type="simple" xlink:href="https://github.com/influxdata/influxdb-python" text:style-name="Internet_20_link" text:visited-style-name="Visited_20_Internet_20_Link">influxdb-python - </text:a>Bibliothek in diesem post, aber, wenn Python nicht Ihr Stil ist, Sie finden eine Liste der Bibliotheken auf die <text:a xlink:type="simple" xlink:href="https://docs.influxdata.com/influxdb/v1.5/tools/api_client_libraries/" text:style-name="Internet_20_link" text:visited-style-name="Visited_20_Internet_20_Link">InfluxDB-API-client-Bibliotheken Seite </text:a></text:p>
      <text:h text:style-name="Heading_20_2" text:outline-level="2">InfluxDB-Python-Client-Bibliothek </text:h>
      <text:p text:style-name="Text_20_body">Während die <text:a xlink:type="simple" xlink:href="https://github.com/influxdata/influxdb-python" text:style-name="Internet_20_link" text:visited-style-name="Visited_20_Internet_20_Link">influxdb-python - </text:a>Bibliothek wird gehostet von InfluxDB ' s GitHub-account, es wird verwaltet von einem trio von community-Freiwilligen, <text:a xlink:type="simple" xlink:href="https://github.com/aviau" text:style-name="Internet_20_link" text:visited-style-name="Visited_20_Internet_20_Link">@aviau </text:a>, <text:a xlink:type="simple" xlink:href="https://github.com/xginn8" text:style-name="Internet_20_link" text:visited-style-name="Visited_20_Internet_20_Link">@xginn8 </text:a>und <text:a xlink:type="simple" xlink:href="https://github.com/xginn8" text:style-name="Internet_20_link" text:visited-style-name="Visited_20_Internet_20_Link">@sebito91 </text:a>. Vielen Dank Ihnen für Ihre harte Arbeit und Ihren Einsatz für die Gemeinschaft. </text:p>
      <text:h text:style-name="Heading_20_3" text:outline-level="3"><text:bookmark text:name="user-content-what-youll-need"/><text:soft-page-break/>Was Brauchen Sie? </text:h>
      <text:p text:style-name="Text_20_body">Die folgenden Beispiele wurden getestet und mit einem MacOS-system mit Python 3 installiert über Homebrew ( <text:a xlink:type="simple" xlink:href="http://docs.python-guide.org/en/latest/starting/install3/osx/#install3-osx" text:style-name="Internet_20_link" text:visited-style-name="Visited_20_Internet_20_Link">Anleitung hier </text:a>) und ein Ubuntu 16.04-system mit der Standard-Python 3-installation. </text:p>
      <text:p text:style-name="Text_20_body">Installationen von Python erhalten kann ein bisschen knifflig sein, verschiedene Versionen der Sprache, sowie Projekte, die erfordern verschiedene Versionen der Bibliotheken installiert, kann das schnell zu Konflikten führen. Während wir gehen nicht in die details der Python-Installationen hier, zu verstehen, wie verschiedene Versionen installiert sind und miteinander interagieren können, und ein Blick in zusätzliche Werkzeuge wie <text:a xlink:type="simple" xlink:href="https://pypi.python.org/pypi/virtualenv" text:style-name="Internet_20_link" text:visited-style-name="Visited_20_Internet_20_Link">virtualenv </text:a>oder <text:a xlink:type="simple" xlink:href="https://github.com/pyenv/pyenv" text:style-name="Internet_20_link" text:visited-style-name="Visited_20_Internet_20_Link">pyenv </text:a>nützlich sein könnten. </text:p>
      <text:p text:style-name="Text_20_body">Hier finden Sie einige weitere Artikel über die Installation von Python und zusätzliche Werkzeuge an Die Hitchhiker ' s Guide to Python ( <text:a xlink:type="simple" xlink:href="http://docs.python-guide.org/en/latest/starting/install3/osx/" text:style-name="Internet_20_link" text:visited-style-name="Visited_20_Internet_20_Link">Mac </text:a>, <text:a xlink:type="simple" xlink:href="http://docs.python-guide.org/en/latest/starting/install3/linux/" text:style-name="Internet_20_link" text:visited-style-name="Visited_20_Internet_20_Link">Linux </text:a>). </text:p>
      <text:p text:style-name="Text_20_body">Wir werden auch senden von Daten an eine lokale Instanz von InfluxDB. Wenn Sie nicht bereits eine haben, können Sie Folgen Sie den <text:a xlink:type="simple" xlink:href="https://docs.influxdata.com/influxdb/v1.5/introduction/installation/" text:style-name="Internet_20_link" text:visited-style-name="Visited_20_Internet_20_Link">Installationsanweisungen auf unserer Dokumentations-Seite </text:a>, oder verwenden Sie die <text:a xlink:type="simple" xlink:href="https://github.com/influxdata/sandbox" text:style-name="Internet_20_link" text:visited-style-name="Visited_20_Internet_20_Link">sandbox-Skripten </text:a>, um eine vollständige TICK-Stack im Andockfenster. </text:p>
      <text:h text:style-name="Heading_20_3" text:outline-level="3"><text:bookmark text:name="user-content-installing-the-library"/>Installieren der Bibliothek </text:h>
      <text:p text:style-name="Text_20_body">Wie viele Python-Bibliotheken, der einfachste Weg, um aufzustehen und zu laufen ist um die Bibliothek zu installieren mit <text:span text:style-name="Source_20_Text">pip</text:span>. </text:p>
      <text:p text:style-name="Text_20_body">Wir gehen laufen <text:span text:style-name="Source_20_Text">pip</text:span> mit der <text:span text:style-name="Source_20_Text">-m</text:span> argument der Python-Befehl, um sicher zu sein, das Python ist das install-Ziel (nach dieser <text:a xlink:type="simple" xlink:href="https://twitter.com/raymondh/status/968634031842603008" text:style-name="Internet_20_link" text:visited-style-name="Visited_20_Internet_20_Link">Tipp von Raymond Hettinger </text:a>). </text:p>
      <text:p text:style-name="P13"><text:span text:style-name="Source_20_Text">$ python3 -m pip install influxdb</text:span></text:p>
      <text:p text:style-name="P13"/>
      <text:p text:style-name="Text_20_body">Sie sollten sehen, eine Ausgabe, die angibt Erfolg. </text:p>
      <text:p text:style-name="Text_20_body">Wir arbeiten über einige der Funktionen der Python-Bibliothek, die mit einer <text:a xlink:type="simple" xlink:href="https://docs.python.org/3/tutorial/interpreter.html#interactive-mode" text:style-name="Internet_20_link" text:visited-style-name="Visited_20_Internet_20_Link">REPL </text:a>, so, dass wir können geben Sie Befehle ein und sofort sehen Sie Ihre Leistung. Let ' s start REPL jetzt, und importieren Sie die <text:span text:style-name="Source_20_Text">InfluxDBClient</text:span> aus der <text:span text:style-name="Source_20_Text">python-influxdb</text:span> Bibliothek zu machen sicher, dass es installiert wurde: </text:p>
      <text:p text:style-name="Preformatted_20_Text"><text:span text:style-name="Source_20_Text">$ python3</text:span></text:p>
      <text:p text:style-name="Preformatted_20_Text"><text:span text:style-name="Source_20_Text">Python 3.6.4 (default, Mar <text:s/>9 2018, 23:15:03) </text:span></text:p>
      <text:p text:style-name="Preformatted_20_Text"><text:span text:style-name="Source_20_Text">[GCC 4.2.1 Compatible Apple LLVM 9.0.0 (clang-900.0.39.2)] on darwin</text:span></text:p>
      <text:p text:style-name="Preformatted_20_Text"><text:span text:style-name="Source_20_Text">Type "help", "copyright", "credits" or "license" for more information.</text:span></text:p>
      <text:p text:style-name="Preformatted_20_Text"><text:span text:style-name="Source_20_Text">&gt;&gt;&gt; from influxdb import InfluxDBClient</text:span></text:p>
      <text:p text:style-name="P13"><text:span text:style-name="Source_20_Text">&gt;&gt;&gt;</text:span></text:p>
      <text:p text:style-name="P13"/>
      <text:p text:style-name="Text_20_body">Keine Fehler—sieht aus wie wir sind bereit zu gehen! </text:p>
      <text:h text:style-name="Heading_20_3" text:outline-level="3">Herstellen einer Verbindung </text:h>
      <text:p text:style-name="Text_20_body">Der nächste Schritt wird sein, erstellen Sie eine neue Instanz der InfluxDBClient ( <text:a xlink:type="simple" xlink:href="https://influxdb-python.readthedocs.io/en/latest/api-documentation.html#influxdbclient" text:style-name="Internet_20_link" text:visited-style-name="Visited_20_Internet_20_Link">API-docs </text:a>), mit Informationen über den server, die wir zugreifen möchten. Geben Sie den folgenden Befehl in der REPL, ersetzen die Werte von <text:span text:style-name="Source_20_Text">host</text:span> und <text:span text:style-name="Source_20_Text">port</text:span> mit der entsprechenden URL/IP-Adresse und den port Ihres InfluxDB host. In diesem Fall sind wir vor Ort läuft auf dem Standard-port: </text:p>
      <text:p text:style-name="P13"><text:soft-page-break/><text:span text:style-name="Source_20_Text">&gt;&gt;&gt; client = InfluxDBClient(host='localhost', port=8086)</text:span></text:p>
      <text:p text:style-name="P13"/>
      <text:p text:style-name="Text_20_body">Es gibt einige zusätzliche Parameter zur Verfügung, um die <text:span text:style-name="Source_20_Text">InfluxDBClient</text:span> Konstruktor, einschließlich Benutzername und Passwort, die Datenbank zu verbinden, ob oder nicht für die Verwendung von SSL-und UDP-timeout-Parameter. </text:p>
      <text:p text:style-name="Text_20_body">Wenn Sie wollte, um eine Verbindung zu einem remote-host zu <text:span text:style-name="Source_20_Text">mydomain.com</text:span> port <text:span text:style-name="Source_20_Text">8086</text:span> mit Benutzernamen <text:span text:style-name="Source_20_Text">myuser</text:span> und Kennwort <text:span text:style-name="Source_20_Text">mypass</text:span> und mit SSL verwenden, könnten Sie den folgenden Befehl statt, die es ermöglicht, SSL-und SSL-überprüfung mit zwei zusätzliche Argumente, <text:span text:style-name="Source_20_Text">ssl=True</text:span> und <text:span text:style-name="Source_20_Text">ssl_verify=True</text:span>: </text:p>
      <text:p text:style-name="P13"><text:span text:style-name="Source_20_Text">&gt;&gt;&gt; client = InfluxDBClient(host='mydomain.com', port=8086, username='myuser', password='mypass' ssl=True, verify_ssl=True)</text:span></text:p>
      <text:p text:style-name="P13"/>
      <text:p text:style-name="Text_20_body">Nun erstellen wir eine neue Datenbank namens <text:span text:style-name="Source_20_Text">pyexample</text:span> zum speichern unserer Daten: </text:p>
      <text:p text:style-name="P13"><text:span text:style-name="Source_20_Text">&gt;&gt;&gt; client.create_database('pyexample')</text:span></text:p>
      <text:p text:style-name="P13"/>
      <text:p text:style-name="Text_20_body">Wir können überprüfen, ob die Datenbank ist es, mithilfe der <text:span text:style-name="Source_20_Text">get_list_database()</text:span> Funktion client: </text:p>
      <text:p text:style-name="Preformatted_20_Text"><text:span text:style-name="Source_20_Text">&gt;&gt;&gt; client.get_list_database()</text:span></text:p>
      <text:p text:style-name="P13"><text:span text:style-name="Source_20_Text">[{'name': 'telegraf'}, {'name': '_internal'}, {'name': 'pyexample'}]</text:span></text:p>
      <text:p text:style-name="P13"/>
      <text:p text:style-name="Text_20_body">Dort ist es, neben der <text:span text:style-name="Source_20_Text">telegraf</text:span> und <text:span text:style-name="Source_20_Text">_internal</text:span> Datenbanken habe ich auf meinem installieren. Schließlich setzen wir den client um diese Datenbank zu verwenden: </text:p>
      <text:p text:style-name="P13"><text:span text:style-name="Source_20_Text">&gt;&gt;&gt; client.switch_database('pyexample')</text:span></text:p>
      <text:p text:style-name="P13"/>
      <text:h text:style-name="Heading_20_3" text:outline-level="3">Einfügen Von Daten </text:h>
      <text:p text:style-name="Text_20_body">Nun, wir haben eine Datenbank zu schreiben Daten, und unsere client ordnungsgemäß konfiguriert ist, ist es Zeit, um einige Daten eingefügt werden! Wir verwenden unsere Kunden <text:span text:style-name="Source_20_Text">write_points()</text:span> Methoden, dies zu tun ( <text:a xlink:type="simple" xlink:href="https://influxdb-python.readthedocs.io/en/latest/api-documentation.html#influxdb.InfluxDBClient.write_points" text:style-name="Internet_20_link" text:visited-style-name="Visited_20_Internet_20_Link">API docs </text:a>). Diese Methode akzeptiert eine Liste von Punkten und einige zusätzliche Parameter, darunter "die batch-Größe", die gibt uns die Fähigkeit zum einfügen von Daten in batches im Gegensatz zu allen auf einmal. Dies kann nützlich sein, wenn Sie das einfügen großer Datenmengen. </text:p>
      <text:p text:style-name="Text_20_body">Die <text:span text:style-name="Source_20_Text">write_points()</text:span> Methode ein argument genannt <text:span text:style-name="Source_20_Text">points</text:span>, die ist eine Liste von Wörterbüchern, und enthält die Punkte werden in die Datenbank geschrieben. Lassen Sie uns einige Beispieldaten jetzt und fügen Sie ihn ein. Erste, fügen wir drei Punkte im JSON-format, um eine variable mit dem Namen <text:span text:style-name="Source_20_Text">json_body</text:span>: </text:p>
      <text:p text:style-name="Preformatted_20_Text"><text:span text:style-name="Source_20_Text">&gt;&gt;&gt; json_body = [</text:span></text:p>
      <text:p text:style-name="Preformatted_20_Text"><text:soft-page-break/><text:span text:style-name="Source_20_Text"><text:s text:c="4"/>{</text:span></text:p>
      <text:p text:style-name="Preformatted_20_Text"><text:span text:style-name="Source_20_Text"><text:s text:c="8"/>"measurement": "brushEvents",</text:span></text:p>
      <text:p text:style-name="Preformatted_20_Text"><text:span text:style-name="Source_20_Text"><text:s text:c="8"/>"tags": {</text:span></text:p>
      <text:p text:style-name="Preformatted_20_Text"><text:span text:style-name="Source_20_Text"><text:s text:c="12"/>"user": "Carol",</text:span></text:p>
      <text:p text:style-name="Preformatted_20_Text"><text:span text:style-name="Source_20_Text"><text:s text:c="12"/>"brushId": "6c89f539-71c6-490d-a28d-6c5d84c0ee2f"</text:span></text:p>
      <text:p text:style-name="Preformatted_20_Text"><text:span text:style-name="Source_20_Text"><text:s text:c="8"/>},</text:span></text:p>
      <text:p text:style-name="Preformatted_20_Text"><text:span text:style-name="Source_20_Text"><text:s text:c="8"/>"time": "2018-03-28T8:01:00Z",</text:span></text:p>
      <text:p text:style-name="Preformatted_20_Text"><text:span text:style-name="Source_20_Text"><text:s text:c="8"/>"fields": {</text:span></text:p>
      <text:p text:style-name="Preformatted_20_Text"><text:span text:style-name="Source_20_Text"><text:s text:c="12"/>"duration": 127</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8"/>"measurement": "brushEvents",</text:span></text:p>
      <text:p text:style-name="Preformatted_20_Text"><text:span text:style-name="Source_20_Text"><text:s text:c="8"/>"tags": {</text:span></text:p>
      <text:p text:style-name="Preformatted_20_Text"><text:span text:style-name="Source_20_Text"><text:s text:c="12"/>"user": "Carol",</text:span></text:p>
      <text:p text:style-name="Preformatted_20_Text"><text:span text:style-name="Source_20_Text"><text:s text:c="12"/>"brushId": "6c89f539-71c6-490d-a28d-6c5d84c0ee2f"</text:span></text:p>
      <text:p text:style-name="Preformatted_20_Text"><text:span text:style-name="Source_20_Text"><text:s text:c="8"/>},</text:span></text:p>
      <text:p text:style-name="Preformatted_20_Text"><text:span text:style-name="Source_20_Text"><text:s text:c="8"/>"time": "2018-03-29T8:04:00Z",</text:span></text:p>
      <text:p text:style-name="Preformatted_20_Text"><text:span text:style-name="Source_20_Text"><text:s text:c="8"/>"fields": {</text:span></text:p>
      <text:p text:style-name="Preformatted_20_Text"><text:span text:style-name="Source_20_Text"><text:s text:c="12"/>"duration": 132</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8"/>"measurement": "brushEvents",</text:span></text:p>
      <text:p text:style-name="Preformatted_20_Text"><text:span text:style-name="Source_20_Text"><text:s text:c="8"/>"tags": {</text:span></text:p>
      <text:p text:style-name="Preformatted_20_Text"><text:span text:style-name="Source_20_Text"><text:s text:c="12"/>"user": "Carol",</text:span></text:p>
      <text:p text:style-name="Preformatted_20_Text"><text:span text:style-name="Source_20_Text"><text:s text:c="12"/>"brushId": "6c89f539-71c6-490d-a28d-6c5d84c0ee2f"</text:span></text:p>
      <text:p text:style-name="Preformatted_20_Text"><text:span text:style-name="Source_20_Text"><text:s text:c="8"/>},</text:span></text:p>
      <text:p text:style-name="Preformatted_20_Text"><text:span text:style-name="Source_20_Text"><text:s text:c="8"/>"time": "2018-03-30T8:02:00Z",</text:span></text:p>
      <text:p text:style-name="Preformatted_20_Text"><text:span text:style-name="Source_20_Text"><text:s text:c="8"/>"fields": {</text:span></text:p>
      <text:p text:style-name="Preformatted_20_Text"><text:span text:style-name="Source_20_Text"><text:s text:c="12"/>"duration": 129</text:span></text:p>
      <text:p text:style-name="Preformatted_20_Text"><text:span text:style-name="Source_20_Text"><text:s text:c="8"/>}</text:span></text:p>
      <text:p text:style-name="Preformatted_20_Text"><text:span text:style-name="Source_20_Text"><text:s text:c="4"/>}</text:span></text:p>
      <text:p text:style-name="P13"><text:span text:style-name="Source_20_Text">]</text:span></text:p>
      <text:p text:style-name="P13"/>
      <text:p text:style-name="Text_20_body">Diese zeigen "brush Ereignisse" für unsere smart Zahnbürste, jeder von Ihnen geschieht um 8 Uhr morgens, mit Tags versehen ist, mit dem Benutzernamen der person, die mit der Zahnbürste und eine ID an der Bürste selbst (so dass wir können verfolgen, wie lange jeder Pinsel Kopf verwendet wurde), und hat ein Feld, in dem, wie lange der Benutzer gebürstet für in Sekunden. </text:p>
      <text:p text:style-name="Text_20_body">Da wir bereits haben unsere Datenbank eingestellt und der Standard-Eingang für <text:span text:style-name="Source_20_Text">write_points()</text:span> ist JSON, können wir die Methode aufruft Nutzung unserer <text:span text:style-name="Source_20_Text">json_body</text:span> variable als einziges argument wie folgt: </text:p>
      <text:p text:style-name="Preformatted_20_Text"><text:span text:style-name="Source_20_Text">&gt;&gt;&gt; client.write_points(json_body)</text:span></text:p>
      <text:p text:style-name="P13"><text:span text:style-name="Source_20_Text">True</text:span></text:p>
      <text:p text:style-name="P13"/>
      <text:p text:style-name="Text_20_body">Sollten Sie die Antwort <text:span text:style-name="Source_20_Text">True</text:span> wird von der Funktion zurückgegeben wird, wenn der Schreibvorgang erfolgreich war. Wenn Sie eine Anwendung erstellen, würden Sie wollen diese Sammlung von Daten, um die automatische, hinzufügen von Punkten, um die Datenbank jedes mal, wenn ein Benutzer interagiert mit der Zahnbürste. </text:p>
      <text:h text:style-name="Heading_20_3" text:outline-level="3"><text:bookmark text:name="user-content-querying-data"/>Abfragen Von Daten </text:h>
      <text:p text:style-name="Text_20_body">Nun, wir haben einige Daten in der Datenbank, lassen Sie uns versuchen, einige Abfragen, um es <text:soft-page-break/>wieder heraus. Wir verwenden die gleichen client-Objekt, das wir verwendet, um Daten zu schreiben, außer dieser Zeit, wir werden ausführen einer Abfrage auf InfluxDB und die Ergebnisse mit unseren Kunden <text:span text:style-name="Source_20_Text">query()</text:span> function ( <text:a xlink:type="simple" xlink:href="https://influxdb-python.readthedocs.io/en/latest/api-documentation.html#influxdb.InfluxDBClient.query" text:style-name="Internet_20_link" text:visited-style-name="Visited_20_Internet_20_Link">API docs </text:a>). </text:p>
      <text:p text:style-name="Preformatted_20_Text"><text:span text:style-name="Source_20_Text">&gt;&gt;&gt; client.query('SELECT "duration" FROM "pyexample"."autogen"."brushEvents" WHERE time &gt; now() - 4d GROUP BY "user"')</text:span></text:p>
      <text:p text:style-name="P13"><text:span text:style-name="Source_20_Text">&gt;&gt;&gt;</text:span></text:p>
      <text:p text:style-name="P13"/>
      <text:p text:style-name="Text_20_body">Die <text:span text:style-name="Source_20_Text">query()</text:span> die Funktion gibt ein <text:span text:style-name="Source_20_Text">ResultSet</text:span> object ( <text:a xlink:type="simple" xlink:href="https://influxdb-python.readthedocs.io/en/latest/api-documentation.html#resultset" text:style-name="Internet_20_link" text:visited-style-name="Visited_20_Internet_20_Link">API-Docs </text:a>), die alle Daten enthält der Folge zusammen mit einigen Komfort-Methoden. Unserer Abfrage anfordert, alle Messungen in unsere <text:span text:style-name="Source_20_Text">pyexample</text:span> Datenbank, gruppiert nach Benutzer. Sie verwenden können die <text:span text:style-name="Source_20_Text">.raw</text:span> parameter für den Zugriff auf die raw-JSON-Antwort von InfluxDB: </text:p>
      <text:p text:style-name="Preformatted_20_Text"><text:span text:style-name="Source_20_Text">&gt;&gt;&gt; results.raw</text:span></text:p>
      <text:p text:style-name="P13"><text:span text:style-name="Source_20_Text">{'statement_id': 0, 'series': [{'name': 'brushEvents', 'tags': {'user': 'Carol'}, 'columns': ['time', 'duration'], 'values': [['2018-03-28T08:01:00Z', 127], ['2018-03-29T08:04:00Z', 132], ['2018-03-30T08:02:00Z', 129]]}]}</text:span></text:p>
      <text:p text:style-name="P13"/>
      <text:p text:style-name="Text_20_body">In den meisten Fällen werden Sie nicht brauchen, um auf die JSON direkt, aber. Verwenden Sie stattdessen die <text:span text:style-name="Source_20_Text">get_points()</text:span> Methode der <text:span text:style-name="Source_20_Text">ResultSet</text:span> um die Messungen aus der Anforderung, eine Filterung nach tag oder Feld. Wenn Sie wollte zu Durchlaufen aller Carol ' s Bürsten Sitzungen; Sie könnten erhalten alle Punkte, die zusammengefasst unter der Bezeichnung "Benutzer" mit dem Wert "Carol", mit diesem Befehl: </text:p>
      <text:p text:style-name="P13"><text:span text:style-name="Source_20_Text">&gt;&gt;&gt; points = results.get_points(tags={'user':'Carol'})</text:span></text:p>
      <text:p text:style-name="P13"/>
      <text:p text:style-name="Text_20_body"><text:span text:style-name="Source_20_Text">points</text:span> in diesem Fall ist ein Python-Generator, die ist eine Funktion, die funktioniert ähnlich wie ein Iterator; Sie können iterieren über ihn mit ein <text:span text:style-name="Source_20_Text">for x in y</text:span> Schleife wie folgt: </text:p>
      <text:p text:style-name="Preformatted_20_Text"><text:span text:style-name="Source_20_Text">&gt;&gt;&gt; points = results.get_points(tags={'user': 'Carol'})</text:span></text:p>
      <text:p text:style-name="Preformatted_20_Text"><text:span text:style-name="Source_20_Text">&gt;&gt;&gt; for point in points:</text:span></text:p>
      <text:p text:style-name="Preformatted_20_Text"><text:span text:style-name="Source_20_Text">... <text:s text:c="4"/>print("Time: %s, Duration: %i" % (point['time'], point['duration']))</text:span></text:p>
      <text:p text:style-name="Preformatted_20_Text"><text:span text:style-name="Source_20_Text">... </text:span></text:p>
      <text:p text:style-name="Preformatted_20_Text"><text:span text:style-name="Source_20_Text">Time: 2018-03-28T08:01:00Z, Duration: 127</text:span></text:p>
      <text:p text:style-name="Preformatted_20_Text"><text:span text:style-name="Source_20_Text">Time: 2018-03-29T08:04:00Z, Duration: 132</text:span></text:p>
      <text:p text:style-name="P13"><text:span text:style-name="Source_20_Text">Time: 2018-03-30T08:02:00Z, Duration: 129</text:span></text:p>
      <text:p text:style-name="P13"/>
      <text:p text:style-name="Text_20_body">Je nach Anwendung, die Sie möglicherweise Durchlaufen Sie diese Punkte, um berechnen Sie die Durchschnittliche Putzzeit für Ihre Benutzer, oder einfach nur, um zu überprüfen, dass X Anzahl von Bürsten Veranstaltungen pro Tag. </text:p>
      <text:p text:style-name="Text_20_body">Wenn Sie daran interessiert waren, die Verfolgung der Menge der Zeit, die ein einzelner Pinsel Kopf, verwendet wurde, Sie könnte ersetzen eine neue Abfrage, die Gruppen Punkte, die auf <text:span text:style-name="Source_20_Text">brushId</text:span>, dann nehmen Sie die Dauer jeder dieser Punkte und fügen Sie es hinzu, um eine Summe. An einem bestimmten Punkt konnten Sie aufmerksam Ihre Benutzer, dass es Zeit zu ersetzen Ihre Pinsel Kopf: </text:p>
      <text:p text:style-name="Preformatted_20_Text"><text:soft-page-break/><text:span text:style-name="Source_20_Text">&gt;&gt;&gt; results = client.query('SELECT "duration" FROM "pyexample"."autogen"."brushEvents" WHERE time &gt; now() - 4d GROUP BY "brushId"')</text:span></text:p>
      <text:p text:style-name="Preformatted_20_Text"><text:span text:style-name="Source_20_Text">&gt;&gt;&gt; points = results.get_points(tags={'brushId': '6c89f539-71c6-490d-a28d-6c5d84c0ee2f'})</text:span></text:p>
      <text:p text:style-name="Preformatted_20_Text"><text:span text:style-name="Source_20_Text">&gt;&gt;&gt; brush_usage_total = 0</text:span></text:p>
      <text:p text:style-name="Preformatted_20_Text"><text:span text:style-name="Source_20_Text">&gt;&gt;&gt; for point in points:</text:span></text:p>
      <text:p text:style-name="Preformatted_20_Text"><text:span text:style-name="Source_20_Text">... <text:s text:c="4"/>brush_usage_total = brush_usage_total + point['duration']</text:span></text:p>
      <text:p text:style-name="Preformatted_20_Text"><text:span text:style-name="Source_20_Text">... </text:span></text:p>
      <text:p text:style-name="Preformatted_20_Text"><text:span text:style-name="Source_20_Text">&gt;&gt;&gt; if brush_usage_total &gt; 350:</text:span></text:p>
      <text:p text:style-name="Preformatted_20_Text"><text:span text:style-name="Source_20_Text">... <text:s text:c="4"/>print("You've used your brush head for %s seconds, more than the recommended amount! Time to replace your brush head!" % brush_usage_total)</text:span></text:p>
      <text:p text:style-name="Preformatted_20_Text"><text:span text:style-name="Source_20_Text">... </text:span></text:p>
      <text:p text:style-name="Preformatted_20_Text"><text:span text:style-name="Source_20_Text">You've used your brush head for 388 seconds, more than the recommended amount! Time to replace your brush head!</text:span></text:p>
      <text:p text:style-name="P13"><text:span text:style-name="Source_20_Text">&gt;&gt;&gt;</text:span></text:p>
      <text:p text:style-name="P13"/>
      <text:h text:style-name="Heading_20_3" text:outline-level="3">Zusätzliche Dokumentation und Funktionalität </text:h>
      <text:p text:style-name="Text_20_body">Die <text:span text:style-name="Source_20_Text">influx-python</text:span> Bibliothek enthält eine ganze Menge von zusätzlichen Funktionen, die wir noch nicht abdecken, die in dem Artikel oben. Es gibt weitere administrative Funktionen in der client-wie das hinzufügen von Benutzern, das verwalten von Datenbanken und löschen von Messungen, sowie weitere Objekte wie <text:span text:style-name="Source_20_Text">SeriesHelper</text:span> bietet einige Komfort-Funktionen zum schreiben von Punkten in bulk, und <text:span text:style-name="Source_20_Text">DataFrameClient</text:span>, die erleichtert die integration mit <text:a xlink:type="simple" xlink:href="https://pandas.pydata.org/" text:style-name="Internet_20_link" text:visited-style-name="Visited_20_Internet_20_Link">PANDAS </text:a>und DataFrames. </text:p>
      <text:p text:style-name="Text_20_body">Wenn Sie interessiert sind, die diese Bibliothek nutzen, in Ihren Projekten, macht es Sinn, verbringen einige Zeit mit der <text:a xlink:type="simple" xlink:href="https://influxdb-python.readthedocs.io/en/latest/api-documentation.html" text:style-name="Internet_20_link" text:visited-style-name="Visited_20_Internet_20_Link">API-Dokumentation </text:a>und <text:a xlink:type="simple" xlink:href="https://github.com/influxdata/influxdb-python" text:style-name="Internet_20_link" text:visited-style-name="Visited_20_Internet_20_Link">source-code </text:a>, verstehen nicht nur die Funktionalität bereitgestellt wird, aber die Art und Weise es funktioniert hinter den kulissen. </text:p>
      <text:p text:style-name="Text_20_body">Und wenn Sie etwas bauen, cool mit InfluxDB, wir würden uns freuen, Sie auf unserem blog, so teilen Sie es mit uns auf Twitter <text:a xlink:type="simple" xlink:href="https://twitter.com/influxdb" text:style-name="Internet_20_link" text:visited-style-name="Visited_20_Internet_20_Link">@InfluxDB </text:a>!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aco" svg:font-family="Monaco, Consolas, 'Andale Mono', 'DejaVu Sans Mono', monospace"/>
    <style:font-face style:name="Open Sans" svg:font-family="'Open Sans'"/>
    <style:font-face style:name="arial" svg:font-family="aria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3-11T11:13:33.721717049</dc:date>
    <meta:editing-duration>PT4H31M4S</meta:editing-duration>
    <meta:editing-cycles>3</meta:editing-cycles>
    <meta:generator>LibreOffice/6.1.5.2$Linux_ARM_EABI LibreOffice_project/10$Build-2</meta:generator>
    <meta:document-statistic meta:table-count="0" meta:image-count="0" meta:object-count="0" meta:page-count="7" meta:paragraph-count="152" meta:word-count="2021" meta:character-count="14676" meta:non-whitespace-character-count="12413"/>
  </office:meta>
</office:document-meta>
</file>